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99cc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width="true" fo:min-height="0.458cm" fo:padding-top="0cm" fo:padding-bottom="0cm" fo:padding-left="0cm" fo:padding-right="0cm"/>
    </style:style>
    <style:style style:name="gr3" style:family="graphic" style:parent-style-name="standard">
      <style:graphic-properties draw:stroke="dash" draw:stroke-dash="Ultrafine_20_Dashed" svg:stroke-width="0.071cm" draw:marker-start-width="0.306cm" draw:marker-end-width="0.306cm" draw:fill="none" draw:textarea-horizontal-align="center" draw:textarea-vertical-align="middle" fo:padding-top="0.16cm" fo:padding-bottom="0.16cm" fo:padding-left="0.285cm" fo:padding-right="0.285cm"/>
    </style:style>
    <style:style style:name="gr4" style:family="graphic" style:parent-style-name="standard">
      <style:graphic-properties draw:fill="solid" draw:fill-color="#e6e6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04cm"/>
    </style:style>
    <style:style style:name="gr6" style:family="graphic" style:parent-style-name="standard">
      <style:graphic-properties draw:fill="solid" draw:fill-color="#ffcc99" draw:textarea-horizontal-align="center" draw:textarea-vertical-align="middle"/>
    </style:style>
    <style:style style:name="gr7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b3b3b3" draw:textarea-horizontal-align="center" draw:textarea-vertical-align="middle"/>
    </style:style>
    <style:style style:name="gr9" style:family="graphic" style:parent-style-name="standard">
      <style:graphic-properties draw:fill="solid" draw:fill-color="#280099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width="true" fo:min-height="0.569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  <style:text-properties fo:font-family="'Times New Roman'" style:font-family-generic="roman" style:font-pitch="variable"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6" style:family="paragraph">
      <style:paragraph-properties fo:margin-left="0cm" fo:margin-right="0cm" fo:text-indent="0cm"/>
      <style:text-properties fo:font-family="'Times New Roman'" style:font-family-generic="roman" style:font-pitch="variable" fo:font-size="12pt" style:font-size-asian="12pt" style:font-size-complex="12pt"/>
    </style:style>
    <style:style style:name="P7" style:family="paragraph">
      <style:paragraph-properties fo:margin-left="0cm" fo:margin-right="0cm" fo:text-indent="0cm"/>
      <style:text-properties fo:color="#ffffff" fo:font-size="14pt" style:font-size-asian="14pt" style:font-size-complex="14pt"/>
    </style:style>
    <style:style style:name="P8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14pt" style:font-size-asian="14pt" style:font-size-complex="14pt"/>
    </style:style>
    <style:style style:name="T1" style:family="text">
      <style:text-properties fo:font-family="'Times New Roman'" style:font-family-generic="roman" style:font-pitch="variable"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4" style:family="text">
      <style:text-properties fo:color="#ffffff" fo:font-family="'Times New Roman'" style:font-family-generic="roman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.121cm" svg:height="4.482cm" svg:x="10.839cm" svg:y="13.299cm">
          <text:p/>
        </draw:rect>
        <draw:frame draw:style-name="gr2" draw:text-style-name="P3" draw:layer="layout" svg:width="3.816cm" svg:height="0.547cm" svg:x="2.951cm" svg:y="20.232cm">
          <draw:text-box>
            <text:p text:style-name="P2"><text:span text:style-name="T1">Wonderland Server</text:span></text:p>
          </draw:text-box>
        </draw:frame>
        <draw:rect draw:style-name="gr3" draw:text-style-name="P1" draw:layer="layout" svg:width="15.077cm" svg:height="7.331cm" svg:x="2.923cm" svg:y="12.861cm" draw:corner-radius="0.176cm">
          <text:p/>
        </draw:rect>
        <draw:rect draw:style-name="gr4" draw:text-style-name="P1" draw:layer="layout" svg:width="5.751cm" svg:height="1.412cm" svg:x="11.789cm" svg:y="13.18cm">
          <text:p/>
        </draw:rect>
        <draw:frame draw:style-name="gr2" draw:text-style-name="P3" draw:layer="layout" svg:width="3.114cm" svg:height="0.547cm" svg:x="13.094cm" svg:y="13.576cm">
          <draw:text-box>
            <text:p text:style-name="P2"><text:span text:style-name="T1">Darkstar Server</text:span></text:p>
          </draw:text-box>
        </draw:frame>
        <draw:rect draw:style-name="gr4" draw:text-style-name="P1" draw:layer="layout" svg:width="5.751cm" svg:height="1.412cm" svg:x="11.79cm" svg:y="14.78cm">
          <text:p/>
        </draw:rect>
        <draw:frame draw:style-name="gr2" draw:text-style-name="P3" draw:layer="layout" svg:width="2.584cm" svg:height="0.547cm" svg:x="13.362cm" svg:y="15.176cm">
          <draw:text-box>
            <text:p text:style-name="P2"><text:span text:style-name="T1">Voice Bridge</text:span></text:p>
          </draw:text-box>
        </draw:frame>
        <draw:rect draw:style-name="gr4" draw:text-style-name="P1" draw:layer="layout" svg:width="5.751cm" svg:height="1.412cm" svg:x="11.79cm" svg:y="16.48cm">
          <text:p/>
        </draw:rect>
        <draw:frame draw:style-name="gr2" draw:text-style-name="P3" draw:layer="layout" svg:width="5.213cm" svg:height="0.547cm" svg:x="12.049cm" svg:y="16.876cm">
          <draw:text-box>
            <text:p text:style-name="P2"><text:span text:style-name="T1">Shared Application Server</text:span></text:p>
          </draw:text-box>
        </draw:frame>
        <draw:frame draw:style-name="gr5" draw:text-style-name="P4" draw:layer="layout" svg:width="0.926cm" svg:height="1.661cm" svg:x="14.444cm" svg:y="17.805cm">
          <draw:text-box>
            <text:p text:style-name="P4"><text:span text:style-name="T2">.</text:span></text:p>
            <text:p text:style-name="P4"><text:span text:style-name="T2">.</text:span></text:p>
            <text:p text:style-name="P4"><text:span text:style-name="T2">.</text:span></text:p>
          </draw:text-box>
        </draw:frame>
        <draw:rect draw:style-name="gr6" draw:text-style-name="P1" draw:layer="layout" svg:width="7.575cm" svg:height="6.135cm" svg:x="3.508cm" svg:y="13.18cm">
          <text:p/>
        </draw:rect>
        <draw:frame draw:style-name="gr2" draw:text-style-name="P3" draw:layer="layout" svg:width="5.603cm" svg:height="0.547cm" svg:x="4.409cm" svg:y="13.355cm">
          <draw:text-box>
            <text:p text:style-name="P2"><text:span text:style-name="T1">Web Service (RESTful API)</text:span></text:p>
          </draw:text-box>
        </draw:frame>
        <draw:custom-shape draw:style-name="gr7" draw:text-style-name="P1" draw:layer="layout" svg:width="1.462cm" svg:height="1.729cm" svg:x="7.531cm" svg:y="16.97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" draw:text-style-name="P6" draw:layer="layout" svg:width="1.484cm" svg:height="0.471cm" svg:x="7.527cm" svg:y="18.715cm">
          <draw:text-box>
            <text:p text:style-name="P5"><text:span text:style-name="T3">Modules</text:span></text:p>
          </draw:text-box>
        </draw:frame>
        <draw:custom-shape draw:style-name="gr7" draw:text-style-name="P1" draw:layer="layout" svg:width="1.462cm" svg:height="1.729cm" svg:x="5.732cm" svg:y="16.97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" draw:text-style-name="P6" draw:layer="layout" svg:width="1.717cm" svg:height="0.471cm" svg:x="5.614cm" svg:y="18.716cm">
          <draw:text-box>
            <text:p text:style-name="P5"><text:span text:style-name="T3">Snapshots</text:span></text:p>
          </draw:text-box>
        </draw:frame>
        <draw:custom-shape draw:style-name="gr7" draw:text-style-name="P1" draw:layer="layout" svg:width="1.462cm" svg:height="1.729cm" svg:x="3.932cm" svg:y="16.97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" draw:text-style-name="P6" draw:layer="layout" svg:width="1.213cm" svg:height="0.471cm" svg:x="4.065cm" svg:y="18.717cm">
          <draw:text-box>
            <text:p text:style-name="P5"><text:span text:style-name="T3">Worlds</text:span></text:p>
          </draw:text-box>
        </draw:frame>
        <draw:frame draw:style-name="gr2" draw:text-style-name="P6" draw:layer="layout" svg:width="3.833cm" svg:height="0.471cm" draw:transform="rotate (-1.57079632679579) translate (11.651cm 13.606cm)">
          <draw:text-box>
            <text:p text:style-name="P5"><text:span text:style-name="T3">Start/Stop, Monitoring</text:span></text:p>
          </draw:text-box>
        </draw:frame>
        <draw:rect draw:style-name="gr8" draw:text-style-name="P1" draw:layer="layout" svg:width="6.795cm" svg:height="0.805cm" svg:x="3.995cm" svg:y="14.205cm" draw:corner-radius="0.353cm">
          <text:p/>
        </draw:rect>
        <draw:frame draw:style-name="gr2" draw:text-style-name="P6" draw:layer="layout" svg:width="5.137cm" svg:height="0.471cm" svg:x="4.93cm" svg:y="14.361cm">
          <draw:text-box>
            <text:p text:style-name="P5"><text:span text:style-name="T3">Web-Based Administration UI</text:span></text:p>
          </draw:text-box>
        </draw:frame>
        <draw:rect draw:style-name="gr9" draw:text-style-name="P1" draw:layer="layout" svg:width="13.519cm" svg:height="0.632cm" svg:x="3.751cm" svg:y="19.341cm">
          <text:p/>
        </draw:rect>
        <draw:frame draw:style-name="gr10" draw:text-style-name="P8" draw:layer="layout" svg:width="2.936cm" svg:height="0.569cm" svg:x="9.742cm" svg:y="19.364cm">
          <draw:text-box>
            <text:p text:style-name="P7"><text:span text:style-name="T4">Authentication</text:span></text:p>
          </draw:text-box>
        </draw:frame>
        <draw:custom-shape draw:style-name="gr7" draw:text-style-name="P1" draw:layer="layout" svg:width="1.462cm" svg:height="1.729cm" svg:x="9.332cm" svg:y="16.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" draw:text-style-name="P6" draw:layer="layout" svg:width="1.34cm" svg:height="0.471cm" svg:x="9.403cm" svg:y="18.718cm">
          <draw:text-box>
            <text:p text:style-name="P5"><text:span text:style-name="T3">Content</text:span></text:p>
          </draw:text-box>
        </draw:frame>
        <draw:rect draw:style-name="gr8" draw:text-style-name="P1" draw:layer="layout" svg:width="6.795cm" svg:height="0.805cm" svg:x="3.996cm" svg:y="15.206cm" draw:corner-radius="0.353cm">
          <text:p/>
        </draw:rect>
        <draw:frame draw:style-name="gr2" draw:text-style-name="P6" draw:layer="layout" svg:width="4.32cm" svg:height="0.471cm" svg:x="5.346cm" svg:y="15.362cm">
          <draw:text-box>
            <text:p text:style-name="P5"><text:span text:style-name="T3">Java WebStart for Clien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9$Build-9358</meta:generator>
    <meta:creation-date>2008-09-29T14:33:37</meta:creation-date>
    <dc:date>2009-02-20T14:06:35</dc:date>
    <dc:language>en-US</dc:language>
    <meta:editing-cycles>8</meta:editing-cycles>
    <meta:editing-duration>PT01H10M09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